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5983b0" loext:opacity="100%" fo:font-size="18pt" officeooo:rsid="0009d15d" officeooo:paragraph-rsid="0009d15d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fo:font-size="18pt" officeooo:rsid="000b838c" officeooo:paragraph-rsid="000b838c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40321" officeooo:paragraph-rsid="0016c31e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17f9b" officeooo:paragraph-rsid="0016c31e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fo:font-size="18pt" officeooo:rsid="000b838c" officeooo:paragraph-rsid="000b838c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05fead" officeooo:paragraph-rsid="00157143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0698a3" officeooo:paragraph-rsid="00157143" style:font-size-asian="15.75pt" style:font-size-complex="18pt"/>
    </style:style>
    <style:style style:name="P8" style:family="paragraph" style:parent-style-name="Standard">
      <style:text-properties style:use-window-font-color="true" loext:opacity="0%" fo:font-size="18pt" officeooo:rsid="001a632a" officeooo:paragraph-rsid="00157143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color="#5983b0" loext:opacity="100%" fo:font-size="18pt" officeooo:rsid="000dc89a" officeooo:paragraph-rsid="0011abec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8pt" officeooo:rsid="001051a6" officeooo:paragraph-rsid="0011abec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8pt" officeooo:rsid="00116d19" officeooo:paragraph-rsid="0011abec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8pt" officeooo:rsid="001f6da9" officeooo:paragraph-rsid="0011abec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8pt" officeooo:rsid="0016ab8e" officeooo:paragraph-rsid="0011abec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color="#5983b0" loext:opacity="100%" fo:font-size="18pt" officeooo:rsid="00116d19" officeooo:paragraph-rsid="001230db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8pt" officeooo:rsid="00175447" officeooo:paragraph-rsid="00175447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fo:font-size="18pt" officeooo:rsid="00156972" officeooo:paragraph-rsid="001230db" style:font-size-asian="15.75pt" style:font-size-complex="18pt"/>
    </style:style>
    <style:style style:name="P17" style:family="paragraph" style:parent-style-name="Standard">
      <style:paragraph-properties fo:margin-left="0cm" fo:text-align="justify" style:justify-single-word="false" fo:text-indent="0cm" style:auto-text-indent="false"/>
      <style:text-properties style:use-window-font-color="true" loext:opacity="0%" fo:font-size="18pt" officeooo:rsid="00156972" officeooo:paragraph-rsid="001230db" style:font-size-asian="15.75pt" style:font-size-complex="18pt"/>
    </style:style>
    <style:style style:name="T1" style:family="text">
      <style:text-properties officeooo:rsid="000d0346"/>
    </style:style>
    <style:style style:name="T2" style:family="text">
      <style:text-properties officeooo:rsid="000f0002"/>
    </style:style>
    <style:style style:name="T3" style:family="text">
      <style:text-properties officeooo:rsid="0016c31e"/>
    </style:style>
    <style:style style:name="T4" style:family="text">
      <style:text-properties officeooo:rsid="00154bf5"/>
    </style:style>
    <style:style style:name="T5" style:family="text">
      <style:text-properties officeooo:rsid="0013bb3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70d2" style:font-weight-asian="bold" style:font-weight-complex="bold"/>
    </style:style>
    <style:style style:name="T8" style:family="text">
      <style:text-properties fo:font-weight="bold" officeooo:rsid="001932be" style:font-weight-asian="bold" style:font-weight-complex="bold"/>
    </style:style>
    <style:style style:name="T9" style:family="text">
      <style:text-properties fo:font-weight="normal" officeooo:rsid="001932b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empresas del sector productivo en función del tipo de producto o servicio que ofrecen.</text:p>
      <text:p text:style-name="P1"/>
      <text:p text:style-name="P2">En Málaga existen varios tipos de empresas del sector productivo:</text:p>
      <text:p text:style-name="P2"/>
      <text:p text:style-name="P2">- <text:span text:style-name="T1">Desarrollo de software a medida.</text:span></text:p>
      <text:p text:style-name="P2">- <text:span text:style-name="T1">Desarrollo de Aplicaciones Multiplataforma.</text:span></text:p>
      <text:p text:style-name="P2">- <text:span text:style-name="T1">Seguridad informática.</text:span></text:p>
      <text:p text:style-name="P2">- <text:span text:style-name="T1">Soporte técnico y mantenimiento informático.</text:span></text:p>
      <text:p text:style-name="P2"/>
      <text:p text:style-name="P3">En Málaga, el sector productivo de la informática abarca diversas empresas que ofrecen distintos tipos de productos y servicios, desde desarrollo de software hasta servicios de mantenimiento y consultoría. </text:p>
      <text:p text:style-name="P3"/>
      <text:p text:style-name="P4">En Málaga, en el sector informático, existen empresas de desarrollo de software, soluciones de seguridad, impresión 3D, servicios de mantenimiento y reparación de equipos, consultorías tecnológicas, etc.</text:p>
      <text:p text:style-name="P3"/>
      <text:p text:style-name="P3">Existen también empresas enfocadas en soluciones de seguridad y tecnología avanza<text:span text:style-name="T2">da, como pueden ser el control de drones o el an</text:span><text:span text:style-name="T3">á</text:span><text:span text:style-name="T2">lisis de infraestructuras.</text:span></text:p>
      <text:p text:style-name="P3"/>
      <text:p text:style-name="P3">Otras empresas se especializan en servicios de mantenimiento, reparación y venta de equipos informáticos. Asimismo, existen empresas de consultoría y servicios informáticos integrales</text:p>
      <text:p text:style-name="P3"/>
      <text:p text:style-name="P3">En resumen, el sector informático en Málaga incluye empresas de desarrollo de software, soluciones de seguridad, impresión 3D, servicios de mantenimiento y reparación, consultoría tecnológica y grandes multinacionales, reflejando una diversidad de productos y <text:soft-page-break/>servicios que abarcan desde la innovación tecnológica hasta el soporte técnico integral.</text:p>
      <text:p text:style-name="P5"/>
      <text:p text:style-name="P5">Necesidades más demandadas de las empresas y proyectos destinados a satisfacerlas</text:p>
      <text:p text:style-name="P2"/>
      <text:p text:style-name="P6">Entre las necesidades más destacadas de las empresas de informática de Málaga son por ejemplo el mantenimiento informático integral, la gestión de infraestructuras <text:s/>tecnológicas, así como el mantenimiento de servidores, VPS y alojamiento web. Otras de las demandas son las soluciones de comunicación corporativas seguras, diseño y mantenimiento de páginas web.</text:p>
      <text:p text:style-name="P6"/>
      <text:p text:style-name="P7">En cuanto a proyectos destinados a satisfacer <text:s/>dichas necesidades son <text:s/>por ejemplo, el desarrollo, diseño y mantenimiento de páginas web, mantenimiento de servidores, optimización de bases de datos, actualizaciones periódicas tanto de webs como de aplicaciones.</text:p>
      <text:p text:style-name="P7"/>
      <text:p text:style-name="P8"><text:span text:style-name="T4">S</text:span>e requiere una reindustrialización que debe enfocarse en sectores tecnológicos, y se requiere una transformación digital de las empresas para mejorar su eficiencia.</text:p>
      <text:p text:style-name="P8"/>
      <text:p text:style-name="P8">En el contexto tecnológico, la creciente transformación digital ha generado una alta demanda de profesionales en inteligencia artificial, ciberseguridad y Big Data, posicionando a Málaga como la tercera provincia del país con mayor demanda de empleo tecnológico.</text:p>
      <text:p text:style-name="P2"/>
      <text:p text:style-name="P9">Oportunidades de negocio previsibles en el sector </text:p>
      <text:p text:style-name="P9"/>
      <text:p text:style-name="P10">Oportunidades de negocio podrían ser por ejemplo desarrollador de Android <text:span text:style-name="T5">en</text:span> empresas que hacen aplicaciones móviles a otras <text:soft-page-break/>empresas, como por ejemplo NeoD , Castellana Software, Pizzacorn, entre otras. </text:p>
      <text:p text:style-name="P11"/>
      <text:p text:style-name="P12">Otras de las oportunidades previsibles del sector pueden ser por ejemplo todo lo relacionado con la parte de ciberseguridad.</text:p>
      <text:p text:style-name="P11"/>
      <text:p text:style-name="P13">Como técnico informático, podría también arreglar ordenadores en una empresa, también montar nuevos equipos y dejarlos funcionando, así como instalar el software necesario para su uso y funcionamiento.</text:p>
      <text:p text:style-name="P13"/>
      <text:p text:style-name="P14">Informe de prevención de riesgos laborales y aplicación del mismo .</text:p>
      <text:p text:style-name="P14"/>
      <text:p text:style-name="P15">Para el oficio de programador existen los siguientes riesgos laborales: </text:p>
      <text:p text:style-name="P16"/>
      <text:p text:style-name="P17">- <text:span text:style-name="T6">Mala postura </text:span><text:span text:style-name="T7">y fatiga visual</text:span><text:span text:style-name="T6">: </text:span>Una mala postura puede conllevar a dolores <text:tab/>de espalda, ojos, incluso de cabeza. Para prevenir este riesgo el programador debe situarse a una distancia adecuada de la pantalla del ordenador, sentarse y mantener la espalda recta, y colocar brazos y muñecas correctamente, usar alfombrillas para apoyar la muñeca si es necesario, y también cada <text:s/>cierto tiempo, quitar la mirada de la pantalla y mirar aunque solo sea unos segundos a otro sitio.</text:p>
      <text:p text:style-name="P17"/>
      <text:p text:style-name="P17">- <text:span text:style-name="T8">Zona de trabajo inadecuada: </text:span><text:span text:style-name="T9">Por ejemplo si no existe una buena ventilación, buena temperatura y área de trabajo cómoda y tranquila el programador podría no sacar dar el máximo rendimiento a la hora de trabajar, lo ideal es que haya una buena ventilación en el área donde se vaya a trabajar, una temperatura estable, ni frio ni calor, y también que no haya mucho ruido en dicha áre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42c6" officeooo:paragraph-rsid="000242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muel Vergara Martín<text:tab/><text:tab/>2º CFGS DA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3:45:19.269257200</meta:creation-date>
    <dc:date>2025-10-06T13:50:25.580953000</dc:date>
    <meta:editing-duration>PT2H14M26S</meta:editing-duration>
    <meta:editing-cycles>28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25" meta:word-count="609" meta:character-count="4144" meta:non-whitespace-character-count="3550"/>
  </office:meta>
</office:document-meta>
</file>